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338" officeooo:paragraph-rsid="000ec338"/>
    </style:style>
    <style:style style:name="P2" style:family="paragraph" style:parent-style-name="Standard" style:list-style-name="L1">
      <style:text-properties officeooo:rsid="000ec338" officeooo:paragraph-rsid="000ec338"/>
    </style:style>
    <style:style style:name="P3" style:family="paragraph" style:parent-style-name="Standard" style:list-style-name="L1">
      <style:text-properties officeooo:paragraph-rsid="000ec338"/>
    </style:style>
    <style:style style:name="P4" style:family="paragraph" style:parent-style-name="Standard">
      <style:text-properties officeooo:rsid="000f35bb" officeooo:paragraph-rsid="000f35bb"/>
    </style:style>
    <style:style style:name="P5" style:family="paragraph" style:parent-style-name="Standard" style:list-style-name="L2">
      <style:text-properties officeooo:rsid="000f35bb" officeooo:paragraph-rsid="000f35bb"/>
    </style:style>
    <style:style style:name="P6" style:family="paragraph" style:parent-style-name="Standard" style:list-style-name="L2">
      <style:text-properties officeooo:rsid="000f7365" officeooo:paragraph-rsid="000f7365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ec338"/>
    </style:style>
    <style:style style:name="T2" style:family="text">
      <style:text-properties officeooo:rsid="000f736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utYouDow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106_1410266148" text:style-name="Index_20_Link" text:visited-style-name="Index_20_Link">Objectives.<text:tab/>1</text:a></text:p>
          <text:p text:style-name="P9"><text:a xlink:type="simple" xlink:href="#__RefHeading__108_1410266148" text:style-name="Index_20_Link" text:visited-style-name="Index_20_Link">Milestone 1<text:tab/>1</text:a></text:p>
          <text:p text:style-name="P7"><text:a xlink:type="simple" xlink:href="#__RefHeading__110_1410266148" text:style-name="Index_20_Link" text:visited-style-name="Index_20_Link">Parts<text:tab/>1</text:a></text:p>
          <text:p text:style-name="P8"><text:a xlink:type="simple" xlink:href="#__RefHeading__112_1410266148" text:style-name="Index_20_Link" text:visited-style-name="Index_20_Link">– Milestone 1.5<text:tab/>1</text:a></text:p>
          <text:p text:style-name="P9"><text:a xlink:type="simple" xlink:href="#__RefHeading__114_1410266148" text:style-name="Index_20_Link" text:visited-style-name="Index_20_Link">Milestone 2<text:tab/>1</text:a></text:p>
          <text:p text:style-name="P9"><text:a xlink:type="simple" xlink:href="#__RefHeading__116_1410266148" text:style-name="Index_20_Link" text:visited-style-name="Index_20_Link">Milestone 3<text:tab/>2</text:a></text:p>
          <text:p text:style-name="P9"><text:a xlink:type="simple" xlink:href="#__RefHeading__118_1410266148" text:style-name="Index_20_Link" text:visited-style-name="Index_20_Link">Milestone 4<text:tab/>2</text:a></text:p>
        </text:index-body>
      </text:table-of-content>
      <text:p text:style-name="P1"/>
      <text:p text:style-name="P1"/>
      <text:h text:style-name="Heading_20_1" text:outline-level="1"><text:bookmark-start text:name="__RefHeading__106_1410266148"/>Objectives.<text:bookmark-end text:name="__RefHeading__106_1410266148"/></text:h>
      <text:p text:style-name="P1"/>
      <text:list xml:id="list2864299805011475455" text:style-name="L1">
        <text:list-item>
          <text:p text:style-name="P3"><text:span text:style-name="T1">Shut down Ubuntu PC given a certain amount of time.</text:span></text:p>
        </text:list-item>
        <text:list-item>
          <text:p text:style-name="P2">Perform a series of tasks before shutting down.</text:p>
        </text:list-item>
      </text:list>
      <text:p text:style-name="P1"/>
      <text:p text:style-name="P1"/>
      <text:p text:style-name="Subtitle">Road-map</text:p>
      <text:h text:style-name="Heading_20_1" text:outline-level="1"><text:bookmark-start text:name="__RefHeading__108_1410266148"/>Milestone 1<text:bookmark-end text:name="__RefHeading__108_1410266148"/></text:h>
      <text:p text:style-name="P1"/>
      <text:h text:style-name="Heading_20_2" text:outline-level="2"><text:bookmark-start text:name="__RefHeading__110_1410266148"/>Parts<text:bookmark-end text:name="__RefHeading__110_1410266148"/></text:h>
      <text:list xml:id="list6668818063360630046" text:style-name="L2">
        <text:list-item>
          <text:p text:style-name="P5">Timer</text:p>
        </text:list-item>
        <text:list-item>
          <text:p text:style-name="P5">Task Performer </text:p>
          <text:list>
            <text:list-item>
              <text:p text:style-name="P5">Will only run shutdown at first</text:p>
            </text:list-item>
          </text:list>
        </text:list-item>
      </text:list>
      <text:h text:style-name="Heading_20_3" text:outline-level="3"><text:bookmark-start text:name="__RefHeading__112_1410266148"/>– <text:span text:style-name="T2">Milestone 1.5</text:span><text:bookmark-end text:name="__RefHeading__112_1410266148"/></text:h>
      <text:list xml:id="list202743275659151" text:continue-numbering="true" text:style-name="L2">
        <text:list-item>
          <text:list>
            <text:list-item>
              <text:p text:style-name="P5">Implement MEF to run different tasks</text:p>
              <text:list>
                <text:list-item>
                  <text:p text:style-name="P6">Copy Files from temp popcorn-time temp directory.</text:p>
                </text:list-item>
              </text:list>
            </text:list-item>
          </text:list>
        </text:list-item>
      </text:list>
      <text:p text:style-name="P1"/>
      <text:h text:style-name="Heading_20_1" text:outline-level="1"><text:bookmark-start text:name="__RefHeading__114_1410266148"/>Milestone 2<text:bookmark-end text:name="__RefHeading__114_1410266148"/></text:h>
      <text:p text:style-name="P4">PC Form application</text:p>
      <text:p text:style-name="P4"/>
      <text:h text:style-name="Heading_20_1" text:outline-level="1"><text:bookmark-start text:name="__RefHeading__116_1410266148"/><text:soft-page-break/>Milestone 3<text:bookmark-end text:name="__RefHeading__116_1410266148"/></text:h>
      <text:p text:style-name="P4">Web application</text:p>
      <text:p text:style-name="P4"/>
      <text:h text:style-name="Heading_20_1" text:outline-level="1"><text:bookmark-start text:name="__RefHeading__118_1410266148"/>Milestone 4<text:bookmark-end text:name="__RefHeading__118_1410266148"/></text:h>
      <text:p text:style-name="P4">Android Remote contro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</meta:initial-creator>
    <meta:creation-date>2015-05-07T19:42:26.220609838</meta:creation-date>
    <dc:date>2015-05-07T20:27:43.001691686</dc:date>
    <dc:creator>Marko </dc:creator>
    <meta:editing-duration>PT14M5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7" meta:word-count="91" meta:character-count="497" meta:non-whitespace-character-count="437"/>
  </office:meta>
</office:document-meta>
</file>